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entium Basic2" svg:font-family="'Gentium Basic'" style:font-adornments="Gras" style:font-pitch="variable"/>
    <style:font-face style:name="Gentium Basic1" svg:font-family="'Gentium Basic'" style:font-adornments="Italique" style:font-pitch="variable"/>
    <style:font-face style:name="Gentium Basic" svg:font-family="'Gentium Basic'" style:font-adornments="Normal" style:font-pitch="variable"/>
    <style:font-face style:name="Liberation Mono1" svg:font-family="'Liberation Mono'" style:font-adornments="Gras" style:font-family-generic="modern" style:font-pitch="variable"/>
    <style:font-face style:name="DejaVu Serif" svg:font-family="'DejaVu Serif'" style:font-adornments="Italique gr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>
        <style:tab-stops>
          <style:tab-stop style:position="8.5cm" style:type="center"/>
          <style:tab-stop style:position="18.45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Footer">
      <style:paragraph-properties>
        <style:tab-stops>
          <style:tab-stop style:position="8.5cm" style:type="center"/>
          <style:tab-stop style:position="18.459cm" style:type="right"/>
        </style:tab-stops>
      </style:paragraph-properties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6pt" officeooo:rsid="0046290d" style:font-size-asian="26pt" style:font-size-complex="26pt"/>
    </style:style>
    <style:style style:name="P6" style:family="paragraph" style:parent-style-name="Standard">
      <style:text-properties style:font-name="Arial" officeooo:paragraph-rsid="005062f2"/>
    </style:style>
    <style:style style:name="P7" style:family="paragraph" style:parent-style-name="Standard">
      <style:text-properties style:font-name="Arial" officeooo:paragraph-rsid="0058024e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58024e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625fb6"/>
    </style:style>
    <style:style style:name="P10" style:family="paragraph" style:parent-style-name="Standard">
      <style:text-properties style:font-name="Arial" officeooo:rsid="005cc3a7" officeooo:paragraph-rsid="005cc3a7"/>
    </style:style>
    <style:style style:name="P11" style:family="paragraph" style:parent-style-name="Standard">
      <style:text-properties style:font-name="Arial" fo:font-size="12pt" officeooo:paragraph-rsid="00622b9a" style:font-size-asian="12pt" style:font-size-complex="12pt"/>
    </style:style>
    <style:style style:name="P12" style:family="paragraph" style:parent-style-name="Standard">
      <style:text-properties style:font-name="Arial" officeooo:paragraph-rsid="00622b9a"/>
    </style:style>
    <style:style style:name="P13" style:family="paragraph" style:parent-style-name="Standard">
      <style:text-properties style:font-name="Arial" style:text-underline-style="solid" style:text-underline-width="auto" style:text-underline-color="font-color" officeooo:paragraph-rsid="005062f2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officeooo:paragraph-rsid="00622b9a"/>
    </style:style>
    <style:style style:name="P15" style:family="paragraph" style:parent-style-name="Standard">
      <style:text-properties style:font-name="Inconsolata" officeooo:paragraph-rsid="005062f2"/>
    </style:style>
    <style:style style:name="P16" style:family="paragraph" style:parent-style-name="Standard">
      <loext:graphic-properties draw:fill="solid" draw:fill-color="#ffe5ca" draw:opacity="100%"/>
      <style:paragraph-properties fo:background-color="#ffe5ca"/>
      <style:text-properties style:font-name="Inconsolata" officeooo:paragraph-rsid="005062f2"/>
    </style:style>
    <style:style style:name="P17" style:family="paragraph" style:parent-style-name="Standard">
      <loext:graphic-properties draw:fill="solid" draw:fill-color="#ffe5ca" draw:opacity="100%"/>
      <style:paragraph-properties fo:background-color="#ffe5ca"/>
      <style:text-properties style:font-name="Inconsolata" officeooo:paragraph-rsid="0058024e"/>
    </style:style>
    <style:style style:name="P18" style:family="paragraph" style:parent-style-name="Standard">
      <loext:graphic-properties draw:fill="solid" draw:fill-color="#ffe5ca" draw:opacity="100%"/>
      <style:paragraph-properties fo:background-color="#ffe5ca"/>
      <style:text-properties style:font-name="Inconsolata" officeooo:paragraph-rsid="00622b9a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officeooo:paragraph-rsid="005b7dad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officeooo:paragraph-rsid="005c3604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officeooo:rsid="005c3604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officeooo:paragraph-rsid="005b7dad"/>
    </style:style>
    <style:style style:name="P23" style:family="paragraph" style:parent-style-name="Standard">
      <loext:graphic-properties draw:fill="solid" draw:fill-color="#ffe5ca" draw:opacity="100%"/>
      <style:paragraph-properties fo:margin-top="0cm" fo:margin-bottom="0.101cm" loext:contextual-spacing="false" fo:background-color="#ffe5ca"/>
      <style:text-properties style:font-name="Inconsolata" officeooo:paragraph-rsid="005062f2"/>
    </style:style>
    <style:style style:name="P24" style:family="paragraph" style:parent-style-name="Standard">
      <loext:graphic-properties draw:fill="solid" draw:fill-color="#ffe5ca" draw:opacity="100%"/>
      <style:paragraph-properties fo:margin-top="0cm" fo:margin-bottom="0.101cm" loext:contextual-spacing="false" fo:background-color="#ffe5ca"/>
      <style:text-properties style:font-name="Inconsolata" officeooo:paragraph-rsid="0058024e"/>
    </style:style>
    <style:style style:name="P25" style:family="paragraph" style:parent-style-name="Standard">
      <loext:graphic-properties draw:fill="solid" draw:fill-color="#ffe5ca" draw:opacity="100%"/>
      <style:paragraph-properties fo:margin-top="0cm" fo:margin-bottom="0.101cm" loext:contextual-spacing="false" fo:background-color="#ffe5ca"/>
      <style:text-properties style:font-name="Inconsolata" officeooo:paragraph-rsid="005b7dad"/>
    </style:style>
    <style:style style:name="P26" style:family="paragraph" style:parent-style-name="Standard">
      <loext:graphic-properties draw:fill="solid" draw:fill-color="#ffe5ca" draw:opacity="100%"/>
      <style:paragraph-properties fo:margin-top="0cm" fo:margin-bottom="0.101cm" loext:contextual-spacing="false" fo:background-color="#ffe5ca"/>
      <style:text-properties style:font-name="Inconsolata" officeooo:paragraph-rsid="00622b9a"/>
    </style:style>
    <style:style style:name="P27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officeooo:paragraph-rsid="00605b33"/>
    </style:style>
    <style:style style:name="P28" style:family="paragraph" style:parent-style-name="Standard">
      <style:paragraph-properties fo:break-before="page"/>
      <style:text-properties style:font-name="Arial" officeooo:paragraph-rsid="005062f2"/>
    </style:style>
    <style:style style:name="P29" style:family="paragraph" style:parent-style-name="Standard">
      <style:paragraph-properties fo:text-align="justify" style:justify-single-word="false" fo:break-before="page"/>
      <style:text-properties style:font-name="Arial" officeooo:paragraph-rsid="00625fb6"/>
    </style:style>
    <style:style style:name="P30" style:family="paragraph" style:parent-style-name="Heading_20_3">
      <style:paragraph-properties fo:text-align="justify" style:justify-single-word="false" fo:break-before="page"/>
      <style:text-properties fo:color="#000000" style:font-name="Arial" fo:font-size="12pt" style:text-underline-style="solid" style:text-underline-width="auto" style:text-underline-color="font-color" fo:font-weight="bold" officeooo:rsid="0025b689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1cm" fo:margin-right="0cm" fo:hyphenation-ladder-count="no-limit" fo:text-indent="0cm" style:auto-text-indent="false" fo:background-color="transparent"/>
      <style:text-properties style:font-name="Arial" officeooo:paragraph-rsid="00622b9a" fo:hyphenate="false"/>
    </style:style>
    <style:style style:name="P32" style:family="paragraph" style:parent-style-name="Standard">
      <loext:graphic-properties draw:fill="none"/>
      <style:paragraph-properties fo:margin-left="1cm" fo:margin-right="0cm" fo:margin-top="0cm" fo:margin-bottom="0.101cm" loext:contextual-spacing="false" fo:hyphenation-ladder-count="no-limit" fo:text-indent="0cm" style:auto-text-indent="false" fo:background-color="transparent"/>
      <style:text-properties style:font-name="Arial" officeooo:paragraph-rsid="00605b33" fo:hyphenate="false"/>
    </style:style>
    <style:style style:name="P33" style:family="paragraph" style:parent-style-name="Standard">
      <loext:graphic-properties draw:fill="none"/>
      <style:paragraph-properties fo:margin-left="1cm" fo:margin-right="0cm" fo:margin-top="0cm" fo:margin-bottom="0.101cm" loext:contextual-spacing="false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Arial" officeooo:paragraph-rsid="00605b33" fo:hyphenate="false"/>
    </style:style>
    <style:style style:name="P34" style:family="paragraph" style:parent-style-name="Standard" style:master-page-name="">
      <loext:graphic-properties draw:fill="none"/>
      <style:paragraph-properties fo:margin-left="1cm" fo:margin-right="0cm" fo:margin-top="0cm" fo:margin-bottom="0.101cm" loext:contextual-spacing="false" fo:hyphenation-ladder-count="no-limit" fo:text-indent="0cm" style:auto-text-indent="false" style:page-number="auto" fo:background-color="transparent"/>
      <style:text-properties style:font-name="Arial" officeooo:paragraph-rsid="00605b33" fo:hyphenate="false"/>
    </style:style>
    <style:style style:name="P35" style:family="paragraph" style:parent-style-name="Standard" style:master-page-name="">
      <loext:graphic-properties draw:fill="none"/>
      <style:paragraph-properties fo:margin-left="1cm" fo:margin-right="0cm" fo:margin-top="0cm" fo:margin-bottom="0.101cm" loext:contextual-spacing="false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style:font-name="Arial" officeooo:paragraph-rsid="00622b9a" fo:hyphenate="false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style:font-size-asian="12pt" style:font-size-complex="12pt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style:text-underline-style="none" officeooo:paragraph-rsid="00657705" style:font-size-asian="12pt" style:font-size-complex="12pt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0pt" fo:font-style="italic" style:text-underline-style="none" officeooo:rsid="00657705" officeooo:paragraph-rsid="00657705" style:font-size-asian="10pt" style:font-style-asian="italic" style:font-size-complex="10pt" style:font-style-complex="italic"/>
    </style:style>
    <style:style style:name="P39" style:family="paragraph" style:parent-style-name="Text_20_body">
      <style:paragraph-properties fo:margin-top="0cm" fo:margin-bottom="0.199cm" loext:contextual-spacing="false"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40" style:family="paragraph" style:parent-style-name="Heading_20_3">
      <style:paragraph-properties fo:margin-top="0.4cm" fo:margin-bottom="0.199cm" loext:contextual-spacing="false" fo:text-align="justify" style:justify-single-word="false"/>
      <style:text-properties style:font-name="Arial" fo:font-size="12pt" officeooo:paragraph-rsid="00657705" style:font-size-asian="12pt" style:font-size-complex="12pt"/>
    </style:style>
    <style:style style:name="P41" style:family="paragraph" style:parent-style-name="Heading_20_3">
      <style:paragraph-properties fo:margin-top="0.4cm" fo:margin-bottom="0.199cm" loext:contextual-spacing="false" fo:text-align="justify" style:justify-single-word="false"/>
      <style:text-properties style:font-name="Arial" fo:font-size="12pt" style:text-underline-style="solid" style:text-underline-width="auto" style:text-underline-color="font-color" officeooo:paragraph-rsid="0064b26d" style:font-size-asian="12pt" style:font-size-complex="12pt"/>
    </style:style>
    <style:style style:name="P42" style:family="paragraph" style:parent-style-name="Heading_20_3">
      <style:paragraph-properties fo:margin-top="0.4cm" fo:margin-bottom="0.21cm" loext:contextual-spacing="false" fo:text-align="justify" style:justify-single-word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4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6pt" style:font-size-asian="26pt" style:font-size-complex="26pt"/>
    </style:style>
    <style:style style:name="P44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Arial" officeooo:paragraph-rsid="005b7dad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style:font-name="Arial"/>
    </style:style>
    <style:style style:name="P46" style:family="paragraph" style:parent-style-name="Text_20_body" style:list-style-name="L1">
      <style:paragraph-properties fo:margin-top="0cm" fo:margin-bottom="0cm" loext:contextual-spacing="false"/>
      <style:text-properties style:font-name="Arial" officeooo:paragraph-rsid="005b7dad"/>
    </style:style>
    <style:style style:name="T1" style:family="text">
      <style:text-properties officeooo:rsid="005062f2"/>
    </style:style>
    <style:style style:name="T2" style:family="text">
      <style:text-properties officeooo:rsid="0058024e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officeooo:rsid="00302dc9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8024e" style:font-weight-asian="bold" style:font-weight-complex="bold"/>
    </style:style>
    <style:style style:name="T7" style:family="text">
      <style:text-properties fo:font-weight="bold" officeooo:rsid="005c3604" style:font-weight-asian="bold" style:font-weight-complex="bold"/>
    </style:style>
    <style:style style:name="T8" style:family="text">
      <style:text-properties fo:font-weight="bold" officeooo:rsid="00605b33" style:font-weight-asian="bold" style:font-weight-complex="bold"/>
    </style:style>
    <style:style style:name="T9" style:family="text">
      <style:text-properties fo:font-weight="bold" officeooo:rsid="00622b9a" style:font-weight-asian="bold" style:font-weight-complex="bold"/>
    </style:style>
    <style:style style:name="T10" style:family="text">
      <style:text-properties fo:font-weight="bold" officeooo:rsid="00657705" style:font-weight-asian="bold" style:font-weight-complex="bold"/>
    </style:style>
    <style:style style:name="T11" style:family="text">
      <style:text-properties style:font-name="Inconsolata"/>
    </style:style>
    <style:style style:name="T12" style:family="text">
      <style:text-properties style:font-name="Inconsolata" fo:font-size="12pt" style:font-size-asian="12pt" style:font-size-complex="12pt"/>
    </style:style>
    <style:style style:name="T13" style:family="text">
      <style:text-properties style:font-name="Inconsolata" officeooo:rsid="00622b9a"/>
    </style:style>
    <style:style style:name="T14" style:family="text">
      <style:text-properties style:font-name="Inconsolata" fo:text-shadow="1pt 1pt"/>
    </style:style>
    <style:style style:name="T15" style:family="text">
      <style:text-properties style:font-name="Inconsolata" officeooo:rsid="00605b33"/>
    </style:style>
    <style:style style:name="T16" style:family="text">
      <style:text-properties officeooo:rsid="0059b98d"/>
    </style:style>
    <style:style style:name="T17" style:family="text">
      <style:text-properties officeooo:rsid="005aa08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5c3604" style:font-weight-asian="normal" style:font-weight-complex="normal"/>
    </style:style>
    <style:style style:name="T20" style:family="text">
      <style:text-properties fo:font-weight="normal" officeooo:rsid="00605b33" style:font-weight-asian="normal" style:font-weight-complex="normal"/>
    </style:style>
    <style:style style:name="T21" style:family="text">
      <style:text-properties officeooo:rsid="005b7dad"/>
    </style:style>
    <style:style style:name="T22" style:family="text">
      <style:text-properties officeooo:rsid="005c3604"/>
    </style:style>
    <style:style style:name="T23" style:family="text">
      <style:text-properties officeooo:rsid="005cc3a7"/>
    </style:style>
    <style:style style:name="T24" style:family="text">
      <style:text-properties officeooo:rsid="005e82ff"/>
    </style:style>
    <style:style style:name="T25" style:family="text">
      <style:text-properties officeooo:rsid="00605b33"/>
    </style:style>
    <style:style style:name="T26" style:family="text">
      <style:text-properties officeooo:rsid="00622b9a"/>
    </style:style>
    <style:style style:name="T27" style:family="text">
      <style:text-properties officeooo:rsid="00625fb6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657705"/>
    </style:style>
    <style:style style:name="T30" style:family="text">
      <style:text-properties officeooo:rsid="0064b26d"/>
    </style:style>
    <style:style style:name="T31" style:family="text">
      <style:text-properties officeooo:rsid="00657705"/>
    </style:style>
    <style:style style:name="T32" style:family="text">
      <style:text-properties fo:font-style="italic" officeooo:rsid="0064b26d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657705" style:font-style-asian="italic" style:font-style-complex="italic"/>
    </style:style>
    <style:style style:name="T34" style:family="text">
      <style:text-properties officeooo:rsid="00678c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TD n°<text:span text:style-name="T34">5</text:span></text:p>
      <text:p text:style-name="P5">Les <text:span text:style-name="T2">dictionnaires</text:span></text:p>
      <text:p text:style-name="P4"/>
      <text:p text:style-name="P4"/>
      <text:p text:style-name="P6">Les <text:span text:style-name="T5">dictionnaires</text:span> ressemblent aux `listes` mais chaque <text:span text:style-name="T27">item</text:span> d'un dictionnaire est composé de 2 parties, on parle de pairs "<text:span text:style-name="T5">clé</text:span> / <text:span text:style-name="T5">valeur</text:span>" <text:span text:style-name="T2">ou "</text:span><text:span text:style-name="T6">key / value</text:span><text:span text:style-name="T2">"</text:span></text:p>
      <text:p text:style-name="P6"/>
      <text:p text:style-name="P6"><text:span text:style-name="T27">E</text:span>xemple de dictionnaire :</text:p>
      <text:p text:style-name="P6"/>
      <text:p text:style-name="P18"><text:span text:style-name="T2">&gt;&gt;&gt; </text:span>monDico = {"nom": "Durand", "prenom": "Christophe", "<text:span text:style-name="T26">date_</text:span>naissance": "29/02/1981"}</text:p>
      <text:p text:style-name="P6"/>
      <text:p text:style-name="P6"/>
      <text:p text:style-name="P6"><text:span text:style-name="T23">On </text:span>utilis<text:span text:style-name="T23">e</text:span> des accolades <text:span text:style-name="T5">{ }</text:span> pour définir le début et la fin du `<text:span text:style-name="T5">dictionnaire</text:span>`.</text:p>
      <text:p text:style-name="P6"/>
      <text:p text:style-name="P27">Dans le dictionnaire <text:span text:style-name="T25">'</text:span><text:span text:style-name="T15">monDico</text:span><text:span text:style-name="T25">'</text:span> :</text:p>
      <text:p text:style-name="P35">"<text:span text:style-name="T11">nom</text:span>", "<text:span text:style-name="T11">prenom</text:span>" et "<text:span text:style-name="T13">date_</text:span><text:span text:style-name="T11">naissance</text:span>" sont des <text:span text:style-name="T5">clés</text:span></text:p>
      <text:p text:style-name="P33">"<text:span text:style-name="T11">Durand</text:span>", "<text:span text:style-name="T14">Christophe</text:span>" et "<text:span text:style-name="T11">29/02/1981</text:span>" sont des <text:span text:style-name="T5">valeurs</text:span></text:p>
      <text:p text:style-name="P34">La <text:span text:style-name="T18">clé</text:span> "<text:span text:style-name="T11">nom</text:span>" est associée à la valeur "<text:span text:style-name="T11">Durand</text:span>"</text:p>
      <text:p text:style-name="P32"><text:span text:style-name="T25">L</text:span>a clé "<text:span text:style-name="T11">prenom</text:span>" est associée à la valeur "<text:span text:style-name="T11">Christophe</text:span>"</text:p>
      <text:p text:style-name="P31"><text:span text:style-name="T25">L</text:span>a clé "<text:span text:style-name="T13">date_</text:span><text:span text:style-name="T11">naissance</text:span>" est associée à la valeur "<text:span text:style-name="T11">29/02/1981</text:span>"</text:p>
      <text:p text:style-name="P6"/>
      <text:p text:style-name="P6"/>
      <text:p text:style-name="P7"><text:span text:style-name="T18">Les</text:span><text:span text:style-name="T5"> clés sont des </text:span><text:span text:style-name="T8">objets non mutables</text:span><text:span text:style-name="T25"> (int, float, str, tuple ...) et doivent être </text:span><text:span text:style-name="T8">uniques</text:span><text:span text:style-name="T25">.</text:span></text:p>
      <text:p text:style-name="P8"><text:span text:style-name="T18">Les</text:span><text:span text:style-name="T5"> valeurs </text:span><text:span text:style-name="T20">peuvent être de tout type (int, float, str,</text:span> bool, <text:span text:style-name="T2">tuple, list,..</text:span>.<text:span text:style-name="T26">)</text:span></text:p>
      <text:p text:style-name="P10">Les <text:span text:style-name="T5">dictionnaires sont des objets mutables</text:span>.</text:p>
      <text:p text:style-name="P6"/>
      <text:p text:style-name="P6"/>
      <text:p text:style-name="P6">Pour créer un `<text:span text:style-name="T5">dictionnaire</text:span>`, il est aussi possible de procéder comme suit :</text:p>
      <text:p text:style-name="P6"/>
      <text:p text:style-name="P23"><text:span text:style-name="T2">&gt;&gt;&gt; </text:span>monDico = { }</text:p>
      <text:p text:style-name="P24"><text:span text:style-name="T2">&gt;&gt;&gt; </text:span>monDico["nom"] = "Durand"</text:p>
      <text:p text:style-name="P24"><text:span text:style-name="T2">&gt;&gt;&gt; </text:span>monDico["prenom"] = "Christophe"</text:p>
      <text:p text:style-name="P17"><text:span text:style-name="T2">&gt;&gt;&gt; </text:span>monDico["<text:span text:style-name="T26">date_</text:span>naissance"] = "29/02/1981"</text:p>
      <text:p text:style-name="P15"/>
      <text:p text:style-name="P6"/>
      <text:p text:style-name="P6">Pour afficher le contenu d'un dictionnaire, ou une valeur à partir de sa clé :</text:p>
      <text:p text:style-name="P6"/>
      <text:p text:style-name="P23">&gt;&gt;&gt; monDico</text:p>
      <text:p text:style-name="P23">{'nom': 'Durand', 'prenom': 'Christophe', '<text:span text:style-name="T26">date_</text:span>naissance': '29/02/1981'}</text:p>
      <text:p text:style-name="P23">&gt;&gt;&gt; monDico['prenom']</text:p>
      <text:p text:style-name="P23">'Christophe'</text:p>
      <text:p text:style-name="P23">&gt;&gt;&gt; monDico['nom']</text:p>
      <text:p text:style-name="P23">'Durand'</text:p>
      <text:p text:style-name="P26">&gt;&gt;&gt; monDico['<text:span text:style-name="T26">date_</text:span>naissance']</text:p>
      <text:p text:style-name="P16">'29/02/1981'</text:p>
      <text:p text:style-name="P6"/>
      <text:p text:style-name="P28"><text:span text:style-name="T28">Remarque :</text:span> si on recherche dans un dictionnaire avec une clé inexistante, on obtient un message d'erreur (KeyError) :</text:p>
      <text:p text:style-name="P6"/>
      <text:p text:style-name="P23">&gt;&gt;&gt; monDico['name']</text:p>
      <text:p text:style-name="P23">Traceback (most recent call last):</text:p>
      <text:p text:style-name="P23"><text:s text:c="2"/>File "&lt;pyshell&gt;", line 1, in &lt;module&gt;</text:p>
      <text:p text:style-name="P16">KeyError: 'name'</text:p>
      <text:p text:style-name="P6"/>
      <text:p text:style-name="P6"/>
      <text:p text:style-name="P6">Il est donc préférable d'utiliser la méthode `<text:span text:style-name="T5">get</text:span>` qui ne renverra pas de message d'erreur (sauf si le spécifiez) :</text:p>
      <text:p text:style-name="P6"/>
      <text:p text:style-name="P23">&gt;&gt;&gt; monDico.get('nom')</text:p>
      <text:p text:style-name="P23">Durand</text:p>
      <text:p text:style-name="P23">&gt;&gt;&gt; monDico.get('name')</text:p>
      <text:p text:style-name="P23">&gt;&gt;&gt; monDico.get('name',"<text:span text:style-name="T26">Attention : </text:span>clé inexistante")</text:p>
      <text:p text:style-name="P16">'<text:span text:style-name="T27">Attention : </text:span>clé inexistante'</text:p>
      <text:p text:style-name="P15"/>
      <text:p text:style-name="P6"/>
      <text:p text:style-name="P6">Il est facile d'ajouter un élément <text:span text:style-name="T2">à un</text:span> dictionnaire :</text:p>
      <text:p text:style-name="P6"/>
      <text:p text:style-name="P23">&gt;&gt;&gt; monDico['<text:span text:style-name="T24">lieu_</text:span>naissance'] = 'Bonneville'</text:p>
      <text:p text:style-name="P23">&gt;&gt;&gt; monDico</text:p>
      <text:p text:style-name="P23">{'nom': 'Durand', 'prenom': 'Christophe', '<text:span text:style-name="T27">date_</text:span>naissance': '29/02/1981', 'lieu<text:span text:style-name="T16">_</text:span>naissance': 'Bonneville'}</text:p>
      <text:p text:style-name="P6"/>
      <text:p text:style-name="P6"/>
      <text:p text:style-name="P6">On peut facilement vérifier l'existence d'une clé dans un dictionnaire avec l'instruction `<text:span text:style-name="T5">in</text:span>`:</text:p>
      <text:p text:style-name="P6"/>
      <text:p text:style-name="P23">&gt;&gt;&gt; 'nom' in monDico</text:p>
      <text:p text:style-name="P23">True</text:p>
      <text:p text:style-name="P23">&gt;&gt;&gt; 'name' in monDico</text:p>
      <text:p text:style-name="P16">False</text:p>
      <text:p text:style-name="P6"/>
      <text:p text:style-name="P6"/>
      <text:p text:style-name="P6">L'instruction `<text:span text:style-name="T5">del</text:span>` permet du supprimer un <text:span text:style-name="T27">item (</text:span>paire "clé / valeur"<text:span text:style-name="T27">)</text:span> du dictionnaire :</text:p>
      <text:p text:style-name="P6"/>
      <text:p text:style-name="P23">&gt;&gt;&gt; del monDico['<text:span text:style-name="T27">date_</text:span>naissance']</text:p>
      <text:p text:style-name="P23">&gt;&gt;&gt; monDico</text:p>
      <text:p text:style-name="P16">{'nom': 'Durand', 'prenom': 'Christophe', '<text:span text:style-name="T16">lieu_</text:span>naissance': 'Bonneville'}</text:p>
      <text:p text:style-name="P6"/>
      <text:p text:style-name="P6"/>
      <text:p text:style-name="P6">Il est possible de modifier une valeur :</text:p>
      <text:p text:style-name="P6"/>
      <text:p text:style-name="P23">&gt;&gt;&gt; monDico['lieu<text:span text:style-name="T27">_</text:span>naissance'] = 'Paris'</text:p>
      <text:p text:style-name="P23">&gt;&gt;&gt; monDico</text:p>
      <text:p text:style-name="P16">{'nom': 'Durand', 'prenom': 'Christophe', '<text:span text:style-name="T16">lieu_</text:span>naissance': 'Paris'}</text:p>
      <text:p text:style-name="P6"/>
      <text:p text:style-name="P29">Il est possible de parcourir un dictionnaire à l'aide d'une boucle <text:span text:style-name="T5">for</text:span>.</text:p>
      <text:p text:style-name="P9"><text:span text:style-name="T27">L</text:span>e parcours peut se faire selon les clés ou les valeurs <text:span text:style-name="T26">ou les deux.</text:span></text:p>
      <text:p text:style-name="P6"/>
      <text:p text:style-name="P13"><text:span text:style-name="T26">P</text:span>arcour<text:span text:style-name="T26">s selon </text:span>les clés <text:s/>: méthode `<text:span text:style-name="T5">keys</text:span><text:span text:style-name="T9">()</text:span>`</text:p>
      <text:p text:style-name="P6"/>
      <text:p text:style-name="P23"><text:span text:style-name="T17">&gt;&gt;&gt; </text:span>mesFruits = {"poire":3, "pomme":4, "orange":2, "pamplemousse":1}</text:p>
      <text:p text:style-name="P23"><text:span text:style-name="T17">&gt;&gt;&gt; </text:span>for fruit in mesFruits.keys():</text:p>
      <text:p text:style-name="P23"><text:s text:c="8"/>print (fruit)</text:p>
      <text:p text:style-name="P23">poire</text:p>
      <text:p text:style-name="P23">pomme</text:p>
      <text:p text:style-name="P23">orange</text:p>
      <text:p text:style-name="P16">pamplemousse</text:p>
      <text:p text:style-name="P6"/>
      <text:p text:style-name="P6"/>
      <text:p text:style-name="P13"><text:span text:style-name="T26">Parcours selon les valeurs : </text:span>méthode `<text:span text:style-name="T5">values</text:span><text:span text:style-name="T9">()</text:span>`</text:p>
      <text:p text:style-name="P6"/>
      <text:p text:style-name="P23"><text:span text:style-name="T17">&gt;&gt;&gt; </text:span>mesFruits = {"poire":3, "pomme":4, "orange":2, "pamplemousse":1}</text:p>
      <text:p text:style-name="P23"><text:span text:style-name="T17">&gt;&gt;&gt; </text:span>for quantite in mesFruits.values():</text:p>
      <text:p text:style-name="P23"><text:s text:c="8"/>print (quantite)</text:p>
      <text:p text:style-name="P23">3</text:p>
      <text:p text:style-name="P23">4</text:p>
      <text:p text:style-name="P23">2</text:p>
      <text:p text:style-name="P16">1</text:p>
      <text:p text:style-name="P6"/>
      <text:p text:style-name="P6"/>
      <text:p text:style-name="P14"><text:span text:style-name="T26">P</text:span>arcour<text:span text:style-name="T26">s selon les couples </text:span>clés, <text:span text:style-name="T26">va</text:span>eurs : méthode `<text:span text:style-name="T5">item</text:span><text:span text:style-name="T9">s()</text:span>` :</text:p>
      <text:p text:style-name="P12"/>
      <text:p text:style-name="P26"><text:span text:style-name="T17">&gt;&gt;&gt; </text:span>mesFruits={"poire":3, "pomme":4, "orange":2, "pamplemousse":1}</text:p>
      <text:p text:style-name="P26"><text:span text:style-name="T17">&gt;&gt;&gt; </text:span>print ("Stock de fruits :")</text:p>
      <text:p text:style-name="P26"><text:s text:c="4"/>for fruit,quantite in mesFruits.items():</text:p>
      <text:p text:style-name="P26"><text:s text:c="8"/>print (fruit + " : " + str(quantite))</text:p>
      <text:p text:style-name="P26">Stock de fruits :</text:p>
      <text:p text:style-name="P26">poire : 3</text:p>
      <text:p text:style-name="P26">pomme : 4</text:p>
      <text:p text:style-name="P26">orange : 2</text:p>
      <text:p text:style-name="P18">pamplemousse : 1</text:p>
      <text:p text:style-name="P11"/>
      <text:p text:style-name="P11"/>
      <text:p text:style-name="P6">On peut obtenir facilement la liste de clés et des valeurs d'un dictionnaire :</text:p>
      <text:p text:style-name="P6"/>
      <text:p text:style-name="P23">&gt;&gt;&gt; monDico.values()</text:p>
      <text:p text:style-name="P23">dict_values(['Durand', 'Christophe', '29/02/1981'])</text:p>
      <text:p text:style-name="P23">&gt;&gt;&gt; monDico.keys()</text:p>
      <text:p text:style-name="P23">dict_keys(['nom', 'prenom', 'naissance'])</text:p>
      <text:p text:style-name="P25">&gt;&gt;&gt; monDico.<text:span text:style-name="T21">item</text:span>s()</text:p>
      <text:p text:style-name="P16">dict_items([('nom', 'Durand'), ('prenom', 'Christophe'), ('naissance', '29/02/1981')])</text:p>
      <text:p text:style-name="P6"/>
      <text:h text:style-name="P30" text:outline-level="3">Exercice 1</text:h>
      <text:p text:style-name="P19">Soit le dictionnaire <text:span text:style-name="T21">défini par </text:span></text:p>
      <text:p text:style-name="P22"><text:span text:style-name="Source_20_Text"><text:span text:style-name="T12">&gt;&gt;&gt; d =</text:span></text:span><text:span text:style-name="T12"> </text:span><text:span text:style-name="Source_20_Text"><text:span text:style-name="T12">{'nom': 'Dupuis', 'prenom': 'Jacque', 'age': 30}</text:span></text:span></text:p>
      <text:list xml:id="list1508021635" text:style-name="L1">
        <text:list-item>
          <text:p text:style-name="P44"><text:span text:style-name="T21">Ecrire une instruction pour c</text:span>orriger l'erreur dans le prénom, la bonne valeur est 'Jacques'. </text:p>
        </text:list-item>
        <text:list-item>
          <text:p text:style-name="P45">Afficher la liste des clés du dictionnaire. </text:p>
        </text:list-item>
        <text:list-item>
          <text:p text:style-name="P45">Afficher la liste des valeurs du dictionnaire. </text:p>
        </text:list-item>
        <text:list-item>
          <text:p text:style-name="P46">Afficher la liste des paires clé/valeur du dictionnaire. </text:p>
        </text:list-item>
        <text:list-item>
          <text:p text:style-name="P46">Ecrire la phrase "Jacques Dupuis a 30 ans". </text:p>
        </text:list-item>
      </text:list>
      <text:h text:style-name="P42" text:outline-level="3">Exercice 2</text:h>
      <text:p text:style-name="P20"><text:span text:style-name="T22">Créer une fonction '</text:span><text:span text:style-name="T7">occurrence</text:span><text:span text:style-name="T19">'</text:span><text:span text:style-name="T22"> qui prend en paramètre un texte et qui retourne un dictionnaire précisant le </text:span>nombre d’occurrences de chaque <text:span text:style-name="T22">caractère</text:span> dans <text:span text:style-name="T22">le texte</text:span>.</text:p>
      <text:h text:style-name="P42" text:outline-level="3">Exercice 3</text:h>
      <text:p text:style-name="P21">Dans le cadre d'un projet qui consiste à étiqueter d'un code-barre les ouvrages scolaires d'un établissement de 3 000 élèves, prévoir un ou plusieurs dictionnaire(s) permettant de connaître les livres que possède chaque élève.</text:p>
      <text:h text:style-name="P41" text:outline-level="3">Exercice <text:span text:style-name="T30">4 </text:span><text:span text:style-name="T32">(facultatif)</text:span></text:h>
      <text:p text:style-name="P36">Écri<text:span text:style-name="T30">re</text:span> une fonction <text:span text:style-name="T31">'</text:span><text:span text:style-name="T10">inverse_dico</text:span><text:span text:style-name="T31">' </text:span>qui <text:span text:style-name="T30">prend en paramètre un premier dictionnaire et qui retourne un deuxième dictionnaire en </text:span>échange<text:span text:style-name="T30">ant</text:span> les clés et les valeurs du <text:span text:style-name="T30">premier</text:span> (ce qui permettra<text:span text:style-name="T30">it</text:span> par exemple de transformer un dictionnaire anglais/français en un dictionnaire français/anglais).</text:p>
      <text:p text:style-name="P39">On suppose que le dictionnaire ne contient pas plusieurs valeurs identiques.</text:p>
      <text:h text:style-name="P40" text:outline-level="3"><text:span text:style-name="T28">Exercice </text:span><text:span text:style-name="T29">5 </text:span><text:span text:style-name="T33">(facultatif)</text:span></text:h>
      <text:p text:style-name="P37">Écri<text:span text:style-name="T30">re</text:span> une fonction <text:span text:style-name="T31">'</text:span><text:span text:style-name="T10">occurrence_mot</text:span><text:span text:style-name="T31">' </text:span>qui <text:span text:style-name="T30">prend en paramètre un texte et qui retourne un dictionnaire précisant le nombre d’occurrences de chaque mot dans le texte.</text:span></text:p>
      <text:p text:style-name="P38"><text:span text:style-name="T28">Aide :</text:span> utiliser les méthodes <text:span text:style-name="T11">split()</text:span> et <text:span text:style-name="T11">strip()</text:span> des chaînes de caractè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entium Basic2" svg:font-family="'Gentium Basic'" style:font-adornments="Gras" style:font-pitch="variable"/>
    <style:font-face style:name="Gentium Basic1" svg:font-family="'Gentium Basic'" style:font-adornments="Italique" style:font-pitch="variable"/>
    <style:font-face style:name="Gentium Basic" svg:font-family="'Gentium Basic'" style:font-adornments="Normal" style:font-pitch="variable"/>
    <style:font-face style:name="Liberation Mono1" svg:font-family="'Liberation Mono'" style:font-adornments="Gras" style:font-family-generic="modern" style:font-pitch="variable"/>
    <style:font-face style:name="DejaVu Serif" svg:font-family="'DejaVu Serif'" style:font-adornments="Italique gr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eCourant" style:family="paragraph">
      <style:paragraph-properties fo:margin-left="0cm" fo:margin-right="0cm" fo:margin-top="0cm" fo:margin-bottom="0.199cm" loext:contextual-spacing="false" fo:text-align="justify" style:justify-single-word="false" fo:orphans="2" fo:widows="2" fo:hyphenation-ladder-count="no-limit" fo:text-indent="0cm" style:auto-text-indent="false" text:number-lines="false" text:line-number="0"/>
      <style:text-properties style:use-window-font-color="true" style:font-name="Gentium Basic" fo:font-family="'Gentium Basic'" style:font-style-name="Normal" style:font-pitch="variable" fo:font-size="12.5pt" fo:language="fr" fo:country="FR" style:font-name-asian="Times New Roman" style:font-family-asian="'Times New Roman'" style:font-family-generic-asian="roman" style:font-pitch-asian="variable" style:font-size-asian="10pt" style:text-scale="92%" fo:hyphenate="true" fo:hyphenation-remain-char-count="2" fo:hyphenation-push-char-count="2"/>
    </style:style>
    <style:style style:name="Exercice_20_descriptif_20_1re_20_ligne" style:display-name="Exercice descriptif 1re ligne" style:family="paragraph" style:parent-style-name="TexteCourant" style:master-page-name="">
      <style:paragraph-properties fo:margin-left="1.3cm" fo:margin-right="0cm" fo:text-indent="-1cm" style:auto-text-indent="false" style:page-number="auto">
        <style:tab-stops>
          <style:tab-stop style:position="1cm" style:type="right"/>
        </style:tab-stops>
      </style:paragraph-properties>
    </style:style>
    <style:style style:name="Exercice" style:family="paragraph" style:parent-style-name="Standard" style:list-style-name="" style:master-page-name="">
      <loext:graphic-properties draw:fill="none" draw:fill-color="#99ccff"/>
      <style:paragraph-properties fo:margin-left="0cm" fo:margin-right="0cm" fo:margin-top="0.3cm" fo:margin-bottom="0cm" loext:contextual-spacing="false" fo:orphans="2" fo:text-indent="0.002cm" style:auto-text-indent="false" style:page-number="auto" fo:background-color="transparent" style:shadow="none" fo:keep-with-next="always"/>
      <style:text-properties fo:color="#000099" style:font-name="DejaVu Serif" fo:font-family="'DejaVu Serif'" style:font-style-name="Italique gras" style:font-family-generic="roman" style:font-pitch="variable" fo:font-size="12pt" fo:font-style="italic" fo:font-weight="bold" style:font-size-asian="12pt" style:font-style-asian="normal" style:font-weight-asian="normal" style:font-size-complex="12pt" style:font-style-complex="normal" style:font-weight-complex="normal"/>
    </style:style>
    <style:style style:name="ListeAPuce" style:family="paragraph" style:parent-style-name="TexteCourant" style:list-style-name="List_20_1">
      <style:paragraph-properties fo:margin-left="0.3cm" fo:margin-right="0cm" fo:margin-top="0cm" fo:margin-bottom="0.101cm" loext:contextual-spacing="false" fo:text-indent="0cm" style:auto-text-indent="false"/>
      <style:text-properties fo:font-size="12.6000003814697pt"/>
    </style:style>
    <style:style style:name="ListeAPuce_20_lignes_20_suivantes" style:display-name="ListeAPuce lignes suivantes" style:family="paragraph" style:parent-style-name="ListeAPuce" style:list-style-name="">
      <style:paragraph-properties fo:margin-left="0.7cm" fo:margin-right="0cm" fo:text-indent="0cm" style:auto-text-indent="false"/>
      <style:text-properties fo:font-size="12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ExergueItalique" style:family="text">
      <style:text-properties style:use-window-font-color="true" style:font-name="Gentium Basic1" fo:font-family="'Gentium Basic'" style:font-style-name="Italique" style:font-pitch="variable" fo:font-size="12.5pt" fo:language="fr" fo:country="FR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CodeDansTexte" style:family="text">
      <style:text-properties fo:color="#000080" style:font-name="Liberation Mono1" fo:font-family="'Liberation Mono'" style:font-style-name="Gras" style:font-family-generic="modern" style:font-pitch="variable" fo:font-size="10pt" fo:language="zxx" fo:country="none" fo:font-weight="bold" style:font-size-asian="8pt" style:language-asian="zxx" style:country-asian="none"/>
    </style:style>
    <style:style style:name="Numbering_20_Symbols" style:display-name="Numbering Symbols" style:family="text"/>
    <style:style style:name="ExergueGras" style:family="text">
      <style:text-properties fo:color="#001a99" style:font-name="Gentium Basic2" fo:font-family="'Gentium Basic'" style:font-style-name="Gras" style:font-pitch="variable" fo:font-size="12.5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401cm" text:min-label-width="0.4cm"/>
        <style:text-properties style:font-name="DejaVu Sans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.459cm" style:type="right"/>
        </style:tab-stops>
      </style:paragraph-properties>
      <style:text-properties style:font-name="Arial" fo:font-size="10pt" style:font-size-asian="10pt" style:font-size-complex="10pt"/>
    </style:style>
    <style:style style:name="MP2" style:family="paragraph" style:parent-style-name="Header"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8.459cm" style:type="right"/>
        </style:tab-stops>
      </style:paragraph-properties>
    </style:style>
    <style:style style:name="MT1" style:family="text">
      <style:text-properties officeooo:rsid="005062f2"/>
    </style:style>
    <style:style style:name="MT2" style:family="text">
      <style:text-properties officeooo:rsid="00678c31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style:font-name="Arial" fo:font-size="10pt" officeooo:rsid="00302dc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4472c4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p text:style-name="MP1"><text:span text:style-name="MT1">Les dictionnaires</text:span><text:tab/><text:tab/>TD n°<text:span text:style-name="MT2">5</text:span></text:p>
        <text:p text:style-name="MP2">NSI - Première</text:p>
        <text:p text:style-name="MP2"/>
        <text:p text:style-name="MP2"/>
      </style:header>
      <style:footer>
        <text:p text:style-name="MP3"><text:span text:style-name="Police_20_par_20_défaut"><text:span text:style-name="MT3">L. Conoir<text:tab/><text:tab/></text:span></text:span><text:span text:style-name="Police_20_par_20_défaut"><text:span text:style-name="MT3"><text:page-number text:select-page="current">4</text:page-number></text:span></text:span><text:span text:style-name="Police_20_par_20_défaut"><text:span text:style-name="MT3"> / </text:span></text:span><text:span text:style-name="Police_20_par_20_défaut"><text:span text:style-name="MT4"><text:page-count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19-09-16T16:41:00Z</meta:creation-date>
    <dc:date>2021-12-06T09:22:32.348000000</dc:date>
    <meta:editing-cycles>51</meta:editing-cycles>
    <meta:editing-duration>PT6H14M52S</meta:editing-duration>
    <meta:document-statistic meta:table-count="0" meta:image-count="0" meta:object-count="0" meta:page-count="4" meta:paragraph-count="113" meta:word-count="752" meta:character-count="5176" meta:non-whitespace-character-count="4503"/>
    <meta:template xlink:type="simple" xlink:actuate="onRequest" xlink:title="" xlink:href="../../TD%202/TD2_Enonce.odt/Normal.dotm"/>
  </office:meta>
</office:document-meta>
</file>